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2010000022B00000127EDE280EA.png"/>
  <manifest:file-entry manifest:media-type="image/png" manifest:full-path="Pictures/10000201000004BD00000180DEC62D80.png"/>
  <manifest:file-entry manifest:media-type="image/png" manifest:full-path="Pictures/10000201000002C600000353B7F6014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91cm" svg:y1="8.883cm" svg:x2="25.702cm" svg:y2="8.883cm">
          <text:p/>
        </draw:line>
        <draw:frame draw:style-name="gr2" draw:layer="layout" svg:width="0.421cm" svg:height="0.482cm" svg:x="24.739cm" svg:y="9.02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" draw:text-style-name="P1" draw:layer="layout" svg:x1="6.322cm" svg:y1="5.745cm" svg:x2="8.628cm" svg:y2="5.745cm">
          <text:p/>
        </draw:line>
        <draw:line draw:style-name="gr1" draw:text-style-name="P1" draw:layer="layout" svg:x1="11.339cm" svg:y1="5.67cm" svg:x2="13.796cm" svg:y2="5.67cm">
          <text:p/>
        </draw:line>
        <draw:line draw:style-name="gr1" draw:text-style-name="P1" draw:layer="layout" svg:x1="19.957cm" svg:y1="5.66cm" svg:x2="23.737cm" svg:y2="5.66cm">
          <text:p/>
        </draw:line>
        <draw:frame draw:style-name="gr2" draw:layer="layout" svg:width="0.566cm" svg:height="0.542cm" svg:x="19.689cm" svg:y="9.08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7cm" svg:height="0.542cm" svg:x="11.092cm" svg:y="9.07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66cm" svg:height="0.542cm" svg:x="6.143cm" svg:y="9.17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1" draw:layer="layout" svg:x1="6.341cm" svg:y1="8.891cm" svg:x2="6.341cm" svg:y2="5.744cm">
          <text:p/>
        </draw:line>
        <draw:line draw:style-name="gr3" draw:text-style-name="P1" draw:layer="layout" svg:x1="11.346cm" svg:y1="8.867cm" svg:x2="11.347cm" svg:y2="5.602cm">
          <text:p/>
        </draw:line>
        <draw:line draw:style-name="gr3" draw:text-style-name="P1" draw:layer="layout" svg:x1="19.927cm" svg:y1="8.915cm" svg:x2="19.927cm" svg:y2="5.602cm">
          <text:p/>
        </draw:line>
        <draw:frame draw:style-name="gr2" draw:layer="layout" svg:width="0.566cm" svg:height="0.542cm" svg:x="6.834cm" svg:y="5.09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66cm" svg:height="0.542cm" svg:x="12.102cm" svg:y="5.0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66cm" svg:height="0.542cm" svg:x="21.255cm" svg:y="4.95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1" draw:layer="layout" svg:x1="2.908cm" svg:y1="8.795cm" svg:x2="2.908cm" svg:y2="9.034cm">
          <text:p/>
        </draw:line>
        <draw:frame draw:style-name="gr2" draw:layer="layout" svg:width="0.419cm" svg:height="0.482cm" svg:x="2.663cm" svg:y="9.15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" draw:layer="layout" svg:width="3.988cm" svg:height="1.27cm" svg:x="4.482cm" svg:y="7.666cm">
          <draw:image xlink:href="Pictures/10000201000004BD00000180DEC62D80.png" xlink:type="simple" xlink:show="embed" xlink:actuate="onLoad">
            <text:p/>
          </draw:image>
        </draw:frame>
        <draw:frame draw:style-name="gr5" draw:text-style-name="P1" draw:layer="layout" svg:width="4.775cm" svg:height="2.54cm" svg:x="17.219cm" svg:y="6.365cm">
          <draw:image xlink:href="Pictures/100002010000022B00000127EDE280EA.png" xlink:type="simple" xlink:show="embed" xlink:actuate="onLoad">
            <text:p/>
          </draw:image>
        </draw:frame>
        <draw:frame draw:style-name="gr5" draw:text-style-name="P1" draw:layer="layout" svg:width="3.81cm" svg:height="4.196cm" svg:x="9.769cm" svg:y="7.03cm">
          <draw:image xlink:href="Pictures/10000201000002C600000353B7F601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2-27T09:31:30</meta:creation-date>
    <dc:creator>Julien Arino</dc:creator>
    <dc:date>2007-02-27T10:01:29</dc:date>
    <dc:language>en-US</dc:language>
    <meta:editing-cycles>7</meta:editing-cycles>
    <meta:editing-duration>PT30M5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x</math:mi>
      <math:mn>3</math:mn>
    </math:msub>
    <math:annotation math:encoding="StarMath 5.0">x_3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x</math:mi>
      <math:mn>2</math:mn>
    </math:msub>
    <math:annotation math:encoding="StarMath 5.0">x_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x</math:mi>
      <math:mn>1</math:mn>
    </math:msub>
    <math:annotation math:encoding="StarMath 5.0">x_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v</math:mi>
      <math:mn>1</math:mn>
    </math:msub>
    <math:annotation math:encoding="StarMath 5.0">v_1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v</math:mi>
      <math:mn>2</math:mn>
    </math:msub>
    <math:annotation math:encoding="StarMath 5.0">v_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v</math:mi>
      <math:mn>3</math:mn>
    </math:msub>
    <math:annotation math:encoding="StarMath 5.0">v_3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